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, Calibri"/>
    <style:font-face style:name="Quattrocento Sans" svg:font-family="'Quattrocento Sans', Calibri"/>
    <style:font-face style:name="Calibri3" svg:font-family="Calibri" style:font-family-generic="swiss"/>
    <style:font-face style:name="Calibri1" svg:font-family="Calibri, Calibri" style:font-family-generic="swiss"/>
    <style:font-face style:name="Liberation Sans3" svg:font-family="'Liberation Sans'" style:font-pitch="variable"/>
    <style:font-face style:name="Quattrocento Sans1" svg:font-family="'Quattrocento Sans', 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, 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2.48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1.84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7.6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8.32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6.42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7.627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6.54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4.26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b66c" draw:textarea-horizontal-align="justify" draw:textarea-vertical-align="middle" draw:auto-grow-height="false" fo:min-height="1.45cm" fo:min-width="14.6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51cm" fo:min-width="0.10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51cm" fo:min-width="0.369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51cm" fo:min-width="0.349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width="0.035cm" draw:marker-start="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45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Calibri" fo:font-size="12pt" fo:language="ar" fo:country="SA" style:font-name-asian="Quattrocento Sans" style:font-size-asian="12pt" style:language-asian="ar" style:country-asian="SA" style:font-name-complex="Calibri1" style:font-size-complex="12pt" style:language-complex="ar" style:country-complex="SA"/>
    </style:style>
    <style:style style:name="P2" style:family="paragraph">
      <loext:graphic-properties draw:fill="none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Calibri" fo:font-size="12pt" fo:language="ar" fo:country="SA" style:font-name-asian="Quattrocento Sans" style:font-size-asian="12pt" style:language-asian="ar" style:country-asian="SA" style:font-name-complex="Calibri1" style:font-size-complex="12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Calibri1" fo:font-size="11pt" fo:language="ar" fo:country="SA" style:font-name-asian="Calibri1" style:font-size-asian="11pt" style:language-asian="ar" style:country-asian="SA" style:font-name-complex="Calibri1" style:font-size-complex="11pt" style:language-complex="ar" style:country-complex="SA"/>
    </style:style>
    <style:style style:name="P4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Calibri1" fo:font-size="11pt" fo:language="ar" fo:country="SA" style:font-name-asian="Calibri1" style:font-size-asian="11pt" style:language-asian="ar" style:country-asian="SA" style:font-name-complex="Calibri1" style:font-size-complex="11pt" style:language-complex="ar" style:country-complex="SA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language="ar" fo:country="SA" fo:text-shadow="none" style:text-underline-style="none" fo:font-weight="normal" style:letter-kerning="true" style:font-name-asian="Quattrocento Sans" style:font-size-asian="12pt" style:language-asian="ar" style:country-asian="SA" style:font-weight-asian="normal" style:font-name-complex="Calibri1" style:font-size-complex="12pt" style:language-complex="ar" style:country-complex="SA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language="ar" fo:country="SA" fo:font-style="italic" fo:text-shadow="none" style:text-underline-style="none" fo:font-weight="normal" style:letter-kerning="true" style:font-name-asian="Quattrocento Sans" style:font-size-asian="12pt" style:language-asian="ar" style:country-asian="SA" style:font-style-asian="italic" style:font-weight-asian="normal" style:font-name-complex="Calibri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language="ar" fo:country="SA" fo:font-style="normal" fo:text-shadow="none" style:text-underline-style="none" fo:font-weight="normal" style:letter-kerning="true" style:font-name-asian="Quattrocento Sans" style:font-size-asian="12pt" style:language-asian="ar" style:country-asian="SA" style:font-style-asian="normal" style:font-weight-asian="normal" style:font-name-complex="Calibri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3.018cm" svg:height="1.397cm" svg:x="5.337cm" svg:y="20.99cm">
            <text:p text:style-name="P1"><text:span text:style-name="T1">Mampu merepresentasikan sinyal dan sistem </text:span><text:span text:style-name="T2">Linear Time Invariant</text:span><text:span text:style-name="T3"> (LTI).</text:span></text:p>
            <text:p text:style-name="P1"><text:span text:style-name="T3">[C3, A3, P3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2.383cm" svg:height="1.397cm" svg:x="5.655cm" svg:y="18.593cm">
            <text:p text:style-name="P1"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n</text:span><text:span text:style-name="T1">g</text:span><text:span text:style-name="T1">a</text:span><text:span text:style-name="T1">n</text:span><text:span text:style-name="T1">a</text:span><text:span text:style-name="T1">li</text:span><text:span text:style-name="T1">s</text:span><text:span text:style-name="T1">i</text:span><text:span text:style-name="T1">s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 </text:span><text:span text:style-name="T1">L</text:span><text:span text:style-name="T1">T</text:span><text:span text:style-name="T1">I </text:span><text:span text:style-name="T1">w</text:span><text:span text:style-name="T1">a</text:span><text:span text:style-name="T1">k</text:span><text:span text:style-name="T1">t</text:span><text:span text:style-name="T1">u </text:span><text:span text:style-name="T1">k</text:span><text:span text:style-name="T1">o</text:span><text:span text:style-name="T1">n</text:span><text:span text:style-name="T1">ti</text:span><text:span text:style-name="T1">n</text:span><text:span text:style-name="T1">y</text:span><text:span text:style-name="T1">u </text:span><text:span text:style-name="T1">d</text:span><text:span text:style-name="T1">a</text:span><text:span text:style-name="T1">l</text:span><text:span text:style-name="T1">a</text:span><text:span text:style-name="T1">m</text:span><text:span text:style-name="T1"> </text:span><text:span text:style-name="T1">r</text:span><text:span text:style-name="T1">a</text:span><text:span text:style-name="T1">n</text:span><text:span text:style-name="T1">a</text:span><text:span text:style-name="T1">h </text:span><text:span text:style-name="T1">w</text:span><text:span text:style-name="T1">a</text:span><text:span text:style-name="T1">k</text:span><text:span text:style-name="T1">t</text:span><text:span text:style-name="T1">u</text:span><text:span text:style-name="T1">.</text:span></text:p>
            <text:p text:style-name="P1"><text:span text:style-name="T3">[</text:span><text:span text:style-name="T3">C</text:span><text:span text:style-name="T3">4</text:span><text:span text:style-name="T3">, </text:span><text:span text:style-name="T3">A</text:span><text:span text:style-name="T3">4</text:span><text:span text:style-name="T3">, </text:span><text:span text:style-name="T3">P</text:span><text:span text:style-name="T3">4</text:span><text:span text:style-name="T3">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8.138cm" svg:height="1.397cm" svg:x="2.777cm" svg:y="16.162cm">
            <text:p text:style-name="P1"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n</text:span><text:span text:style-name="T1">g</text:span><text:span text:style-name="T1">a</text:span><text:span text:style-name="T1">n</text:span><text:span text:style-name="T1">a</text:span><text:span text:style-name="T1">li</text:span><text:span text:style-name="T1">s</text:span><text:span text:style-name="T1">i</text:span><text:span text:style-name="T1">s </text:span><text:span text:style-name="T1">s</text:span><text:span text:style-name="T1">i</text:span><text:span text:style-name="T1">n</text:span><text:span text:style-name="T1">y</text:span><text:span text:style-name="T1">a</text:span><text:span text:style-name="T1">l </text:span><text:span text:style-name="T1">d</text:span><text:span text:style-name="T1">a</text:span><text:span text:style-name="T1">n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 </text:span><text:span text:style-name="T1">L</text:span><text:span text:style-name="T1">T</text:span><text:span text:style-name="T1">I </text:span><text:span text:style-name="T1">w</text:span><text:span text:style-name="T1">a</text:span><text:span text:style-name="T1">k</text:span><text:span text:style-name="T1">t</text:span><text:span text:style-name="T1">u </text:span><text:span text:style-name="T1">k</text:span><text:span text:style-name="T1">o</text:span><text:span text:style-name="T1">n</text:span><text:span text:style-name="T1">ti</text:span><text:span text:style-name="T1">n</text:span><text:span text:style-name="T1">y</text:span><text:span text:style-name="T1">u </text:span><text:span text:style-name="T1">b</text:span><text:span text:style-name="T1">e</text:span><text:span text:style-name="T1">r</text:span><text:span text:style-name="T1">d</text:span><text:span text:style-name="T1">a</text:span><text:span text:style-name="T1">s</text:span><text:span text:style-name="T1">a</text:span><text:span text:style-name="T1">r</text:span><text:span text:style-name="T1">k</text:span><text:span text:style-name="T1">a</text:span><text:span text:style-name="T1">n </text:span><text:span text:style-name="T1">D</text:span><text:span text:style-name="T1">e</text:span><text:span text:style-name="T1">r</text:span><text:span text:style-name="T1">e</text:span><text:span text:style-name="T1">t </text:span><text:span text:style-name="T1">F</text:span><text:span text:style-name="T1">o</text:span><text:span text:style-name="T1">u</text:span><text:span text:style-name="T1">r</text:span><text:span text:style-name="T1">i</text:span><text:span text:style-name="T1">e</text:span><text:span text:style-name="T1">r </text:span><text:span text:style-name="T1">W</text:span><text:span text:style-name="T1">a</text:span><text:span text:style-name="T1">k</text:span><text:span text:style-name="T1">t</text:span><text:span text:style-name="T1">u </text:span><text:span text:style-name="T1">K</text:span><text:span text:style-name="T1">o</text:span><text:span text:style-name="T1">n</text:span><text:span text:style-name="T1">ti</text:span><text:span text:style-name="T1">n</text:span><text:span text:style-name="T1">y</text:span><text:span text:style-name="T1">u</text:span><text:span text:style-name="T1">.</text:span></text:p>
            <text:p text:style-name="P1"><text:span text:style-name="T3">[</text:span><text:span text:style-name="T3">C</text:span><text:span text:style-name="T3">4</text:span><text:span text:style-name="T3">, </text:span><text:span text:style-name="T3">A</text:span><text:span text:style-name="T3">4</text:span><text:span text:style-name="T3">, </text:span><text:span text:style-name="T3">P</text:span><text:span text:style-name="T3">4</text:span><text:span text:style-name="T3">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86cm" svg:height="1.397cm" svg:x="2.416cm" svg:y="13.73cm">
            <text:p text:style-name="P1"><text:span text:style-name="T3">Mampu menganalisis sinyal dan sistem waktu kontinyu berdasarkan Transformasi Fourier Waktu Kontinyu.</text:span></text:p>
            <text:p text:style-name="P1"><text:span text:style-name="T3">[C4, A4, P4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6.955cm" svg:height="1.397cm" svg:x="3.369cm" svg:y="11.299cm">
            <text:p text:style-name="P1"><text:span text:style-name="T3">M</text:span><text:span text:style-name="T3">a</text:span><text:span text:style-name="T3">m</text:span><text:span text:style-name="T3">p</text:span><text:span text:style-name="T3">u </text:span><text:span text:style-name="T3">m</text:span><text:span text:style-name="T3">e</text:span><text:span text:style-name="T3">n</text:span><text:span text:style-name="T3">g</text:span><text:span text:style-name="T3">a</text:span><text:span text:style-name="T3">n</text:span><text:span text:style-name="T3">a</text:span><text:span text:style-name="T3">li</text:span><text:span text:style-name="T3">s</text:span><text:span text:style-name="T3">i</text:span><text:span text:style-name="T3">s </text:span><text:span text:style-name="T3">s</text:span><text:span text:style-name="T3">i</text:span><text:span text:style-name="T3">n</text:span><text:span text:style-name="T3">y</text:span><text:span text:style-name="T3">a</text:span><text:span text:style-name="T3">l </text:span><text:span text:style-name="T3">&amp;</text:span><text:span text:style-name="T3">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 </text:span><text:span text:style-name="T3">L</text:span><text:span text:style-name="T3">T</text:span><text:span text:style-name="T3">I </text:span><text:span text:style-name="T3">w</text:span><text:span text:style-name="T3">a</text:span><text:span text:style-name="T3">k</text:span><text:span text:style-name="T3">t</text:span><text:span text:style-name="T3">u </text:span><text:span text:style-name="T3">d</text:span><text:span text:style-name="T3">i</text:span><text:span text:style-name="T3">s</text:span><text:span text:style-name="T3">k</text:span><text:span text:style-name="T3">r</text:span><text:span text:style-name="T3">it </text:span><text:span text:style-name="T3">b</text:span><text:span text:style-name="T3">e</text:span><text:span text:style-name="T3">r</text:span><text:span text:style-name="T3">d</text:span><text:span text:style-name="T3">a</text:span><text:span text:style-name="T3">s</text:span><text:span text:style-name="T3">a</text:span><text:span text:style-name="T3">r</text:span><text:span text:style-name="T3">k</text:span><text:span text:style-name="T3">a</text:span><text:span text:style-name="T3">n </text:span><text:span text:style-name="T3">D</text:span><text:span text:style-name="T3">e</text:span><text:span text:style-name="T3">r</text:span><text:span text:style-name="T3">e</text:span><text:span text:style-name="T3">t </text:span><text:span text:style-name="T3">F</text:span><text:span text:style-name="T3">o</text:span><text:span text:style-name="T3">u</text:span><text:span text:style-name="T3">r</text:span><text:span text:style-name="T3">i</text:span><text:span text:style-name="T3">e</text:span><text:span text:style-name="T3">r </text:span><text:span text:style-name="T3">W</text:span><text:span text:style-name="T3">a</text:span><text:span text:style-name="T3">k</text:span><text:span text:style-name="T3">t</text:span><text:span text:style-name="T3">u </text:span><text:span text:style-name="T3">D</text:span><text:span text:style-name="T3">i</text:span><text:span text:style-name="T3">s</text:span><text:span text:style-name="T3">k</text:span><text:span text:style-name="T3">r</text:span><text:span text:style-name="T3">it</text:span><text:span text:style-name="T3">.</text:span></text:p>
            <text:p text:style-name="P1"><text:span text:style-name="T3">[</text:span><text:span text:style-name="T3">C</text:span><text:span text:style-name="T3">4</text:span><text:span text:style-name="T3">, </text:span><text:span text:style-name="T3">A</text:span><text:span text:style-name="T3">4</text:span><text:span text:style-name="T3">, </text:span><text:span text:style-name="T3">P</text:span><text:span text:style-name="T3">4</text:span><text:span text:style-name="T3">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8.161cm" svg:height="1.397cm" svg:x="2.766cm" svg:y="8.867cm">
            <text:p text:style-name="P1"><text:span text:style-name="T3">Mampu menganalisis sinyal &amp; sistem LTI waktu diskrit berdasarkan Transformasi Fourier Waktu Diskrit.</text:span></text:p>
            <text:p text:style-name="P1"><text:span text:style-name="T3">[C4, A4, P4]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7.082cm" svg:height="1.397cm" svg:x="3.305cm" svg:y="6.435cm">
            <text:p text:style-name="P1"><text:span text:style-name="T3">Mampu menganalisis sinyal &amp; sistem LTI waktu kontinyu berdasarkan Transformasi Laplace (TL).</text:span></text:p>
            <text:p text:style-name="P1"><text:span text:style-name="T3">[C4, A4, P4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4.796cm" svg:height="1.397cm" svg:x="4.448cm" svg:y="4.004cm">
            <text:p text:style-name="P1"><text:span text:style-name="T3">M</text:span><text:span text:style-name="T3">a</text:span><text:span text:style-name="T3">m</text:span><text:span text:style-name="T3">pu </text:span><text:span text:style-name="T3">m</text:span><text:span text:style-name="T3">en</text:span><text:span text:style-name="T3">ga</text:span><text:span text:style-name="T3">na</text:span><text:span text:style-name="T3">lis</text:span><text:span text:style-name="T3">is </text:span><text:span text:style-name="T3">si</text:span><text:span text:style-name="T3">ny</text:span><text:span text:style-name="T3">al </text:span><text:span text:style-name="T3">&amp; </text:span><text:span text:style-name="T3">sis</text:span><text:span text:style-name="T3">te</text:span><text:span text:style-name="T3">m </text:span><text:span text:style-name="T3">LT</text:span><text:span text:style-name="T3">I </text:span><text:span text:style-name="T3">w</text:span><text:span text:style-name="T3">ak</text:span><text:span text:style-name="T3">tu </text:span><text:span text:style-name="T3">di</text:span><text:span text:style-name="T3">sk</text:span><text:span text:style-name="T3">rit </text:span><text:span text:style-name="T3">be</text:span><text:span text:style-name="T3">rd</text:span><text:span text:style-name="T3">as</text:span><text:span text:style-name="T3">ar</text:span><text:span text:style-name="T3">ka</text:span><text:span text:style-name="T3">n </text:span><text:span text:style-name="T3">Tr</text:span><text:span text:style-name="T3">an</text:span><text:span text:style-name="T3">sf</text:span><text:span text:style-name="T3">or</text:span><text:span text:style-name="T3">m</text:span><text:span text:style-name="T3">as</text:span><text:span text:style-name="T3">i </text:span><text:span text:style-name="T3">Z.</text:span></text:p>
            <text:p text:style-name="P1"><text:span text:style-name="T3">[C</text:span><text:span text:style-name="T3">4, </text:span><text:span text:style-name="T3">A4</text:span><text:span text:style-name="T3">, </text:span><text:span text:style-name="T3">P4</text:span><text:span text:style-name="T3">]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5.134cm" svg:height="1.734cm" svg:x="4.279cm" svg:y="1.235cm">
            <text:p text:style-name="P3"><text:span text:style-name="T3">M</text:span><text:span text:style-name="T3">ah</text:span><text:span text:style-name="T3">asi</text:span><text:span text:style-name="T3">sw</text:span><text:span text:style-name="T3">a </text:span><text:span text:style-name="T3">m</text:span><text:span text:style-name="T3">a</text:span><text:span text:style-name="T3">m</text:span><text:span text:style-name="T3">pu </text:span><text:span text:style-name="T3">m</text:span><text:span text:style-name="T3">en</text:span><text:span text:style-name="T3">ga</text:span><text:span text:style-name="T3">na</text:span><text:span text:style-name="T3">lisi</text:span><text:span text:style-name="T3">s </text:span><text:span text:style-name="T3">pe</text:span><text:span text:style-name="T3">r</text:span><text:span text:style-name="T3">m</text:span><text:span text:style-name="T3">as</text:span><text:span text:style-name="T3">al</text:span><text:span text:style-name="T3">ah</text:span><text:span text:style-name="T3">an </text:span><text:span text:style-name="T3">da</text:span><text:span text:style-name="T3">ri </text:span><text:span text:style-name="T3">sin</text:span><text:span text:style-name="T3">ya</text:span><text:span text:style-name="T3">l </text:span><text:span text:style-name="T3">da</text:span><text:span text:style-name="T3">n </text:span><text:span text:style-name="T3">sis</text:span><text:span text:style-name="T3">te</text:span><text:span text:style-name="T3">m</text:span></text:p>
            <text:p text:style-name="P3"><text:span text:style-name="T3">se</text:span><text:span text:style-name="T3">hi</text:span><text:span text:style-name="T3">ng</text:span><text:span text:style-name="T3">ga </text:span><text:span text:style-name="T3">di</text:span><text:span text:style-name="T3">pe</text:span><text:span text:style-name="T3">rol</text:span><text:span text:style-name="T3">eh </text:span><text:span text:style-name="T3">be</text:span><text:span text:style-name="T3">nt</text:span><text:span text:style-name="T3">uk </text:span><text:span text:style-name="T3">pe</text:span><text:span text:style-name="T3">ny</text:span><text:span text:style-name="T3">el</text:span><text:span text:style-name="T3">es</text:span><text:span text:style-name="T3">ai</text:span><text:span text:style-name="T3">an </text:span><text:span text:style-name="T3">pe</text:span><text:span text:style-name="T3">r</text:span><text:span text:style-name="T3">m</text:span><text:span text:style-name="T3">as</text:span><text:span text:style-name="T3">al</text:span><text:span text:style-name="T3">ah</text:span><text:span text:style-name="T3">an </text:span><text:span text:style-name="T3">da</text:span><text:span text:style-name="T3">la</text:span><text:span text:style-name="T3">m </text:span><text:span text:style-name="T3">pe</text:span><text:span text:style-name="T3">r</text:span><text:span text:style-name="T3">m</text:span><text:span text:style-name="T3">as</text:span><text:span text:style-name="T3">al</text:span><text:span text:style-name="T3">ah</text:span><text:span text:style-name="T3">an </text:span><text:span text:style-name="T3">sin</text:span><text:span text:style-name="T3">ya</text:span><text:span text:style-name="T3">l.</text:span></text:p>
            <text:p text:style-name="P3"><text:span text:style-name="T3">[C</text:span><text:span text:style-name="T3">4, </text:span><text:span text:style-name="T3">A4</text:span><text:span text:style-name="T3">, </text:span><text:span text:style-name="T3">P4</text:span><text:span text:style-name="T3">]</text:span></text:p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11.846cm" svg:y1="20.99cm" svg:x2="11.846cm" svg:y2="19.974cm">
            <text:p/>
          </draw:line>
          <draw:line draw:style-name="gr10" draw:text-style-name="P5" draw:layer="layout" svg:x1="11.846cm" svg:y1="18.577cm" svg:x2="11.846cm" svg:y2="17.561cm">
            <text:p/>
          </draw:line>
          <draw:line draw:style-name="gr10" draw:text-style-name="P5" draw:layer="layout" svg:x1="11.846cm" svg:y1="16.164cm" svg:x2="11.846cm" svg:y2="15.148cm">
            <text:p/>
          </draw:line>
          <draw:line draw:style-name="gr10" draw:text-style-name="P5" draw:layer="layout" svg:x1="11.846cm" svg:y1="13.734cm" svg:x2="11.846cm" svg:y2="12.718cm">
            <text:p/>
          </draw:line>
          <draw:line draw:style-name="gr10" draw:text-style-name="P5" draw:layer="layout" svg:x1="11.846cm" svg:y1="11.279cm" svg:x2="11.846cm" svg:y2="10.263cm">
            <text:p/>
          </draw:line>
          <draw:line draw:style-name="gr10" draw:text-style-name="P5" draw:layer="layout" svg:x1="11.846cm" svg:y1="8.857cm" svg:x2="11.846cm" svg:y2="7.841cm">
            <text:p/>
          </draw:line>
          <draw:line draw:style-name="gr10" draw:text-style-name="P5" draw:layer="layout" svg:x1="11.846cm" svg:y1="6.42cm" svg:x2="11.846cm" svg:y2="5.404cm">
            <text:p/>
          </draw:line>
          <draw:line draw:style-name="gr10" draw:text-style-name="P5" draw:layer="layout" svg:x1="11.846cm" svg:y1="4.002cm" svg:x2="11.846cm" svg:y2="2.986cm">
            <text:p/>
          </draw:line>
          <draw:custom-shape draw:style-name="gr11" draw:text-style-name="P7" draw:layer="layout" svg:width="0.635cm" svg:height="0.635cm" svg:x="4.856cm" svg:y="20.582cm">
            <text:p text:style-name="P6"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7" draw:layer="layout" svg:width="0.635cm" svg:height="0.635cm" svg:x="5.272cm" svg:y="18.223cm">
              <text:p text:style-name="P6"><text:span text:style-name="T4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draw:layer="layout" svg:width="0.635cm" svg:height="0.635cm" svg:x="4.772cm" svg:y="17.823cm">
              <text:p text:style-name="P6"><text:span text:style-name="T4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7" draw:layer="layout" svg:width="0.635cm" svg:height="0.635cm" svg:x="2.356cm" svg:y="15.802cm">
              <text:p text:style-name="P6"><text:span text:style-name="T4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draw:layer="layout" svg:width="0.635cm" svg:height="0.635cm" svg:x="1.856cm" svg:y="15.402cm">
              <text:p text:style-name="P6"><text:span text:style-name="T4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7" draw:layer="layout" svg:width="0.635cm" svg:height="0.635cm" svg:x="1.978cm" svg:y="13.327cm">
              <text:p text:style-name="P6"><text:span text:style-name="T4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draw:layer="layout" svg:width="0.635cm" svg:height="0.635cm" svg:x="1.478cm" svg:y="12.927cm">
              <text:p text:style-name="P6"><text:span text:style-name="T4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1" draw:text-style-name="P7" draw:layer="layout" svg:width="0.635cm" svg:height="0.635cm" svg:x="2.923cm" svg:y="10.884cm">
            <text:p text:style-name="P6"><text:span text:style-name="T4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7" draw:layer="layout" svg:width="0.903cm" svg:height="0.635cm" svg:x="2.318cm" svg:y="8.498cm">
              <text:p text:style-name="P6"><text:span text:style-name="T4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7" draw:layer="layout" svg:width="0.883cm" svg:height="0.635cm" svg:x="1.57cm" svg:y="8.098cm">
              <text:p text:style-name="P6"><text:span text:style-name="T4">1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" draw:text-style-name="P7" draw:layer="layout" svg:width="0.903cm" svg:height="0.635cm" svg:x="2.699cm" svg:y="6.023cm">
              <text:p text:style-name="P6"><text:span text:style-name="T4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7" draw:layer="layout" svg:width="0.883cm" svg:height="0.635cm" svg:x="1.951cm" svg:y="5.623cm">
              <text:p text:style-name="P6"><text:span text:style-name="T4">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" draw:text-style-name="P7" draw:layer="layout" svg:width="0.903cm" svg:height="0.635cm" svg:x="3.842cm" svg:y="3.591cm">
              <text:p text:style-name="P6"><text:span text:style-name="T4">1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7" draw:layer="layout" svg:width="0.883cm" svg:height="0.635cm" svg:x="3.094cm" svg:y="3.191cm">
              <text:p text:style-name="P6"><text:span text:style-name="T4">1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14" draw:text-style-name="P5" draw:layer="layout" svg:x1="1.316cm" svg:y1="12.862cm" svg:x2="21.89cm" svg:y2="12.862cm">
              <text:p/>
            </draw:line>
            <draw:custom-shape draw:style-name="gr15" draw:text-style-name="P2" draw:layer="layout" svg:width="2.985cm" svg:height="1.397cm" svg:x="21.88cm" svg:y="12.855cm">
              <text:p text:style-name="P1"><text:span text:style-name="T3">UTS</text:span></text:p>
              <text:p text:style-name="P1"><text:span text:style-name="T3">Minggu ke-8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4" draw:text-style-name="P5" draw:layer="layout" svg:x1="1.316cm" svg:y1="3.044cm" svg:x2="21.89cm" svg:y2="3.044cm">
              <text:p/>
            </draw:line>
            <draw:custom-shape draw:style-name="gr15" draw:text-style-name="P2" draw:layer="layout" svg:width="2.985cm" svg:height="1.397cm" svg:x="21.88cm" svg:y="3.037cm">
              <text:p text:style-name="P1"><text:span text:style-name="T3">UTS</text:span></text:p>
              <text:p text:style-name="P1"><text:span text:style-name="T3">Minggu ke-16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, Calibri"/>
    <style:font-face style:name="Quattrocento Sans" svg:font-family="'Quattrocento Sans', Calibri"/>
    <style:font-face style:name="Calibri3" svg:font-family="Calibri" style:font-family-generic="swiss"/>
    <style:font-face style:name="Calibri1" svg:font-family="Calibri, Calibri" style:font-family-generic="swiss"/>
    <style:font-face style:name="Liberation Sans3" svg:font-family="'Liberation Sans'" style:font-pitch="variable"/>
    <style:font-face style:name="Quattrocento Sans1" svg:font-family="'Quattrocento Sans', 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, 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1-02-09T16:39:46.829716902</meta:creation-date>
    <meta:generator>LibreOffice/6.4.7.2$Linux_X86_64 LibreOffice_project/40$Build-2</meta:generator>
    <dc:date>2021-02-11T10:31:53.719595903</dc:date>
    <dc:creator>Mifta Nur Farid</dc:creator>
    <meta:editing-duration>PT9M8S</meta:editing-duration>
    <meta:editing-cycles>3</meta:editing-cycles>
    <meta:document-statistic meta:object-count="44"/>
  </office:meta>
</office:document-meta>
</file>